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nn du schreist</text:p>
      <text:p text:style-name="P1"/>
      <text:p text:style-name="P1">Akkorde</text:p>
      <text:p text:style-name="P1">Strophe Part 1:</text:p>
      <text:p text:style-name="P1"><text:s/>2x d d A A B B F F</text:p>
      <text:p text:style-name="P1">Strophe Part 2:</text:p>
      <text:p text:style-name="P1"><text:s text:c="4"/>d d A A B B F A</text:p>
      <text:p text:style-name="P1"/>
      <text:p text:style-name="P1">Bridge 1:</text:p>
      <text:p text:style-name="P1"><text:s text:c="4"/>B d C d g F g Dis</text:p>
      <text:p text:style-name="P1"/>
      <text:p text:style-name="P1">Refrain:</text:p>
      <text:p text:style-name="P1"><text:s text:c="4"/>d d A A B B F F</text:p>
      <text:p text:style-name="P1"><text:s text:c="4"/>d d A A B B F A</text:p>
      <text:p text:style-name="P1"><text:s text:c="4"/>D D B B F F C C</text:p>
      <text:p text:style-name="P1"><text:s text:c="4"/>d d A A B B F A</text:p>
      <text:p text:style-name="P1"/>
      <text:p text:style-name="P1">Bridge 2:</text:p>
      <text:p text:style-name="P1"><text:s/>3x B d C g</text:p>
      <text:p text:style-name="P1"><text:s text:c="4"/>F C Dis</text:p>
      <text:p text:style-name="P1"/>
      <text:p text:style-name="P1"/>
      <text:p text:style-name="P1"/>
      <text:p text:style-name="P1">(Intro)</text:p>
      <text:p text:style-name="P1">(Strophe)</text:p>
      <text:p text:style-name="P1">Es war so lange so schön warm</text:p>
      <text:p text:style-name="P1">mitten im schummrig roten Licht</text:p>
      <text:p text:style-name="P1">alles da worauf's ankam</text:p>
      <text:p text:style-name="P1">schwebtest du ohne Gewicht</text:p>
      <text:p text:style-name="P1"/>
      <text:p text:style-name="P1">Geräusche nur gedämpft</text:p>
      <text:p text:style-name="P1">beim warmen Bad</text:p>
      <text:p text:style-name="P1">bis auf den steten Herzschlag</text:p>
      <text:p text:style-name="P1"/>
      <text:p text:style-name="P1"/>
      <text:p text:style-name="P1">(Bridge 1)</text:p>
      <text:p text:style-name="P1">doch dann kam dieser Ruck</text:p>
      <text:p text:style-name="P1">und deine Welt sie ging kaputt</text:p>
      <text:p text:style-name="P1">und schon bald</text:p>
      <text:p text:style-name="P1">war alles grell und kalt</text:p>
      <text:p text:style-name="P1"/>
      <text:p text:style-name="P1"/>
      <text:p text:style-name="P1">(Refrain)</text:p>
      <text:p text:style-name="P1">Wenn du jetzt schreist</text:p>
      <text:p text:style-name="P1">schreit auch die Welt</text:p>
      <text:p text:style-name="P1">als wenn nur Leid</text:p>
      <text:p text:style-name="P1">vom Himmel fällt</text:p>
      <text:p text:style-name="P1"/>
      <text:p text:style-name="P1">Und wenn du weinst</text:p>
      <text:p text:style-name="P1">weinst du ein Meer</text:p>
      <text:p text:style-name="P1">unendlich tief</text:p>
      <text:p text:style-name="P1">unendlich leer</text:p>
      <text:p text:style-name="P1"/>
      <text:p text:style-name="P1">Doch wenn du lachst</text:p>
      <text:p text:style-name="P1">lacht auch der Tag</text:p>
      <text:p text:style-name="P1">als wenns zuvor</text:p>
      <text:p text:style-name="P1">nichts andres gab</text:p>
      <text:p text:style-name="P1"/>
      <text:p text:style-name="P1">und wenn du greifst</text:p>
      <text:p text:style-name="P1">nach meiner Hand</text:p>
      <text:p text:style-name="P1">raubt mir das Glück</text:p>
      <text:p text:style-name="P1"><text:soft-page-break/>fast den Verstand</text:p>
      <text:p text:style-name="P1"/>
      <text:p text:style-name="P1">(Intro)</text:p>
      <text:p text:style-name="P1"/>
      <text:p text:style-name="P1">(Strophe)</text:p>
      <text:p text:style-name="P1">Sie stehen alle um dich rum</text:p>
      <text:p text:style-name="P1">und hören nicht auf dich anzusehn</text:p>
      <text:p text:style-name="P1">Du gibt's deine Bedürfnisse klar kund</text:p>
      <text:p text:style-name="P1">doch sie wollen oder könn dich nicht verstehn.</text:p>
      <text:p text:style-name="P1"/>
      <text:p text:style-name="P1">Sie jeden ja nur Kauderwelch,</text:p>
      <text:p text:style-name="P1">und spielen dumme Spielchen mit dir</text:p>
      <text:p text:style-name="P1">aus Langeweile spielst du mit</text:p>
      <text:p text:style-name="P1">machst für sie auf süßes Kuscheltier</text:p>
      <text:p text:style-name="P1"/>
      <text:p text:style-name="P1"/>
      <text:p text:style-name="P1">(Bridge 2)</text:p>
      <text:p text:style-name="P1">Und die Gravitation drückt dich zu Boden</text:p>
      <text:p text:style-name="P1">Ja früher wärst du weg geflogen</text:p>
      <text:p text:style-name="P1">Doch das scheint jetzt schon eine Ewigkeit her</text:p>
      <text:p text:style-name="P1">dafür bist du jetzt zu schwer</text:p>
      <text:p text:style-name="P1"/>
      <text:p text:style-name="P1"/>
      <text:p text:style-name="P1">(Refrain 1. Hälfte)</text:p>
      <text:p text:style-name="P1">Wenn du jetzt schreist</text:p>
      <text:p text:style-name="P1">schreit auch die Welt</text:p>
      <text:p text:style-name="P1">als wenn nur Leid</text:p>
      <text:p text:style-name="P1">vom Himmel fällt</text:p>
      <text:p text:style-name="P1"/>
      <text:p text:style-name="P1">Und wenn du weinst</text:p>
      <text:p text:style-name="P1">weinst du ein Meer</text:p>
      <text:p text:style-name="P1">unendlich tief</text:p>
      <text:p text:style-name="P1">unendlich leer</text:p>
      <text:p text:style-name="P1"/>
      <text:p text:style-name="P1">(Solo:</text:p>
      <text:p text:style-name="P1"><text:s text:c="4"/>d d A A B B F F</text:p>
      <text:p text:style-name="P1"><text:s text:c="4"/>d d A A B B F A</text:p>
      <text:p text:style-name="P1">)</text:p>
      <text:p text:style-name="P1"/>
      <text:p text:style-name="P1">(Refrain)</text:p>
      <text:p text:style-name="P1">Und wenn du speist</text:p>
      <text:p text:style-name="P1">wie ein Geysir</text:p>
      <text:p text:style-name="P1">dann klebt dein Lab</text:p>
      <text:p text:style-name="P1">auch bald an mir</text:p>
      <text:p text:style-name="P1"/>
      <text:p text:style-name="P1">und wenn du kackst</text:p>
      <text:p text:style-name="P1">quer übern Tisch</text:p>
      <text:p text:style-name="P1">dann spritzt die Gischt</text:p>
      <text:p text:style-name="P1">auch auf mich</text:p>
      <text:p text:style-name="P1"/>
      <text:p text:style-name="P1">Doch wenn du lachst</text:p>
      <text:p text:style-name="P1">erstrahlt der Tag</text:p>
      <text:p text:style-name="P1">im schönsten Licht</text:p>
      <text:p text:style-name="P1">das es je gab</text:p>
      <text:p text:style-name="P1"/>
      <text:p text:style-name="P1">und wenn du greifst</text:p>
      <text:p text:style-name="P1">nach meiner Hand</text:p>
      <text:p text:style-name="P1">raubt mir das Glück</text:p>
      <text:p text:style-name="P1">fast den Verstand</text:p>
      <text:p text:style-name="P1"/>
      <text:p text:style-name="P1">(Ende auf 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9T10:43:14.192739307</dc:date>
    <meta:editing-duration>PT57S</meta:editing-duration>
    <meta:editing-cycles>1</meta:editing-cycles>
    <meta:document-statistic meta:table-count="0" meta:image-count="0" meta:object-count="0" meta:page-count="2" meta:paragraph-count="93" meta:word-count="378" meta:character-count="1763" meta:non-whitespace-character-count="1440"/>
  </office:meta>
</office:document-meta>
</file>